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0769" officeooo:paragraph-rsid="0009076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0769" officeooo:paragraph-rsid="00090769" style:font-weight-asian="bold" style:font-weight-complex="bold"/>
    </style:style>
    <style:style style:name="P3" style:family="paragraph" style:parent-style-name="Standard">
      <style:text-properties style:font-name="Courier" fo:font-size="10pt" officeooo:rsid="00090769" officeooo:paragraph-rsid="00090769" style:font-size-asian="10pt" style:font-size-complex="10pt"/>
    </style:style>
    <style:style style:name="P4" style:family="paragraph" style:parent-style-name="Standard">
      <style:text-properties officeooo:paragraph-rsid="00090769"/>
    </style:style>
    <style:style style:name="P5" style:family="paragraph" style:parent-style-name="Standard">
      <style:text-properties officeooo:rsid="000aa3fe" officeooo:paragraph-rsid="00090769"/>
    </style:style>
    <style:style style:name="P6" style:family="paragraph" style:parent-style-name="Standard">
      <style:text-properties fo:font-size="10pt" officeooo:rsid="00090769" officeooo:paragraph-rsid="000cdd6e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aa3fe" officeooo:paragraph-rsid="000aa3f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ourier" fo:font-size="10pt" officeooo:rsid="000aa3fe" officeooo:paragraph-rsid="000aa3fe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Courier" fo:font-size="10pt" officeooo:rsid="000b9daf" officeooo:paragraph-rsid="000b9daf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Courier" fo:font-size="10pt" officeooo:rsid="000e9041" officeooo:paragraph-rsid="000e9041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b9daf" officeooo:paragraph-rsid="000b9daf"/>
    </style:style>
    <style:style style:name="P12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officeooo:rsid="00090769" officeooo:paragraph-rsid="00090769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officeooo:rsid="000b9daf" officeooo:paragraph-rsid="000b9daf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officeooo:rsid="000aa3fe" officeooo:paragraph-rsid="000aa3fe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officeooo:rsid="000e9041" officeooo:paragraph-rsid="000e9041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0e9041" officeooo:paragraph-rsid="000e9041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3d928" officeooo:paragraph-rsid="0013d928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officeooo:rsid="0013d928" officeooo:paragraph-rsid="0013d928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Courier" fo:font-size="10pt" officeooo:rsid="000e9041" officeooo:paragraph-rsid="0013d928" style:font-size-asian="10pt" style:font-size-complex="10pt"/>
    </style:style>
    <style:style style:name="T1" style:family="text">
      <style:text-properties style:font-name="Courier" fo:font-size="10pt" officeooo:rsid="00090769" style:font-size-asian="10pt" style:font-size-complex="10pt"/>
    </style:style>
    <style:style style:name="T2" style:family="text">
      <style:text-properties officeooo:rsid="000cdd6e"/>
    </style:style>
    <style:style style:name="T3" style:family="text">
      <style:text-properties officeooo:rsid="000e9041"/>
    </style:style>
    <style:style style:name="T4" style:family="text">
      <style:text-properties style:use-window-font-color="true" style:font-name="Courier" fo:font-size="10pt" style:text-underline-style="none" fo:background-color="#ffff00" loext:char-shading-value="0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ção da Multilateração</text:p>
      <text:p text:style-name="P1"/>
      <text:list xml:id="list7873053619883819421" text:style-name="L1">
        <text:list-item>
          <text:p text:style-name="P12">Montar VM Ubuntu 14.04</text:p>
        </text:list-item>
      </text:list>
      <text:p text:style-name="P1"/>
      <text:list xml:id="list83212235704262" text:continue-numbering="true" text:style-name="L1">
        <text:list-item>
          <text:p text:style-name="P12">Instalar git</text:p>
        </text:list-item>
      </text:list>
      <text:p text:style-name="P3">sudo apt-get install git</text:p>
      <text:p text:style-name="P1"/>
      <text:list xml:id="list83211168863842" text:continue-numbering="true" text:style-name="L1">
        <text:list-item>
          <text:p text:style-name="P12">Baixar código do github</text:p>
        </text:list-item>
      </text:list>
      <text:p text:style-name="P6">N<text:span text:style-name="T2">o diretório</text:span> <text:span text:style-name="T2">H</text:span>ome <text:span text:style-name="T2">(/home/icea/atn-sim/):</text:span></text:p>
      <text:p text:style-name="P4"><text:span text:style-name="T1">git clone </text:span><text:a xlink:type="simple" xlink:href="https://github.com/sfrsm/atn-sim-ng.git" text:style-name="Internet_20_link" text:visited-style-name="Visited_20_Internet_20_Link"><text:span text:style-name="T4">https://github.com/sfrsm/atn-sim-ng.git</text:span></text:a><text:span text:style-name="T1"> atn-sim</text:span></text:p>
      <text:p text:style-name="P5"/>
      <text:list xml:id="list83211437097798" text:continue-numbering="true" text:style-name="L1">
        <text:list-item>
          <text:p text:style-name="P13">Instalar dependências <text:span text:style-name="T3">na VM</text:span></text:p>
        </text:list-item>
      </text:list>
      <text:p text:style-name="P9">sudo apt-get install python-dev</text:p>
      <text:p text:style-name="P11"/>
      <text:list xml:id="list83211663198394" text:continue-numbering="true" text:style-name="L1">
        <text:list-item>
          <text:p text:style-name="P14">Instalar pip</text:p>
        </text:list-item>
      </text:list>
      <text:p text:style-name="P8">sudo apt install python-pip</text:p>
      <text:p text:style-name="P10">sudo pip install –upgrade pip</text:p>
      <text:p text:style-name="P7"/>
      <text:list xml:id="list83211999410953" text:continue-numbering="true" text:style-name="L1">
        <text:list-item>
          <text:p text:style-name="P18">Instalar dependências do python</text:p>
        </text:list-item>
      </text:list>
      <text:p text:style-name="P19">sudo pip install numpy scipy</text:p>
      <text:p text:style-name="P17"/>
      <text:list xml:id="list83210183307870" text:continue-numbering="true" text:style-name="L1">
        <text:list-item>
          <text:p text:style-name="P15"/>
        </text:list-item>
      </text:list>
      <text:p text:style-name="P10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Miranda</meta:initial-creator>
    <meta:creation-date>2017-08-07T11:42:51.250282293</meta:creation-date>
    <dc:date>2017-08-08T08:32:10.057170406</dc:date>
    <dc:creator>Samuel Miranda</dc:creator>
    <meta:editing-duration>PT28M33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60" meta:character-count="405" meta:non-whitespace-character-count="366"/>
  </office:meta>
</office:document-meta>
</file>